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KG Blank Space Solid" svg:font-family="'KG Blank Space Soli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KG Blank Space Solid" fo:font-size="20pt" officeooo:rsid="001cb933" officeooo:paragraph-rsid="001cb933" style:font-size-asian="20pt" style:font-size-complex="20pt"/>
    </style:style>
    <style:style style:name="P2" style:family="paragraph" style:parent-style-name="Standard">
      <style:text-properties style:font-name="KG Blank Space Solid" fo:font-size="20pt" officeooo:rsid="001cb933" officeooo:paragraph-rsid="001e8606" style:font-size-asian="20pt" style:font-size-complex="20pt"/>
    </style:style>
    <style:style style:name="P3" style:family="paragraph" style:parent-style-name="Standard">
      <style:text-properties style:font-name="KG Blank Space Solid" fo:font-size="18pt" officeooo:rsid="001cb933" officeooo:paragraph-rsid="001e8606" style:font-size-asian="18pt" style:font-size-complex="18pt"/>
    </style:style>
    <style:style style:name="P4" style:family="paragraph" style:parent-style-name="Standard">
      <style:text-properties style:font-name="KG Blank Space Solid" fo:font-size="22pt" officeooo:rsid="001cb933" officeooo:paragraph-rsid="001cb933" style:font-size-asian="22pt" style:font-size-complex="22pt"/>
    </style:style>
    <style:style style:name="P5" style:family="paragraph" style:parent-style-name="Standard">
      <style:text-properties style:font-name="KG Blank Space Solid" fo:font-size="24pt" officeooo:rsid="001cb933" officeooo:paragraph-rsid="001e8606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- <text:s text:c="2"/>+ <text:s/>LO HI</text:p>
      <text:p text:style-name="P2"/>
      <text:p text:style-name="P3">- <text:s text:c="2"/>+ <text:s/>LO HI</text:p>
      <text:p text:style-name="P2"/>
      <text:p text:style-name="P3">- <text:s text:c="2"/>+ <text:s/>LO HI</text:p>
      <text:p text:style-name="P2"/>
      <text:p text:style-name="P3">- <text:s text:c="2"/>+ <text:s/>LO HI</text:p>
      <text:p text:style-name="P3"/>
      <text:p text:style-name="P3">- <text:s text:c="2"/>+ <text:s/>LO HI</text:p>
      <text:p text:style-name="P2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KG Blank Space Solid" svg:font-family="'KG Blank Space Soli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13:32:06.125623940</meta:creation-date>
    <dc:date>2017-03-15T13:40:38.888736505</dc:date>
    <meta:editing-duration>PT8M33S</meta:editing-duration>
    <meta:editing-cycles>2</meta:editing-cycles>
    <meta:generator>LibreOffice/5.1.6.2$Linux_X86_64 LibreOffice_project/10m0$Build-2</meta:generator>
    <meta:print-date>2017-03-15T13:36:19.556950177</meta:print-date>
    <meta:document-statistic meta:table-count="0" meta:image-count="0" meta:object-count="0" meta:page-count="1" meta:paragraph-count="5" meta:word-count="20" meta:character-count="60" meta:non-whitespace-character-count="30"/>
  </office:meta>
</office:document-meta>
</file>